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6.2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phamental DB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sage_Number</text:p>
          </table:table-cell>
          <table:table-cell office:value-type="string" calcext:value-type="string">
            <text:p>Message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User account must be configured prior to placing order.</text:p>
          </table:table-cell>
          <table:table-cell table:formula="of:=[.A3]&amp;&quot;:&quot;&amp;[.B3]" office:value-type="string" office:string-value="1001:User account must be configured prior to placing order." calcext:value-type="string">
            <text:p>1001:User account must be configured prior to placing order.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If executed at limit price, this order would result in a smaller than allowable position size.</text:p>
          </table:table-cell>
          <table:table-cell table:formula="of:=[.A4]&amp;&quot;:&quot;&amp;[.B4]" office:value-type="string" office:string-value="1002:If executed at limit price, this order would result in a smaller than allowable position size." calcext:value-type="string">
            <text:p>1002:If executed at limit price, this order would result in a smaller than allowable position size.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If executed at limit price, this order would result in a larger than allowable position size.</text:p>
          </table:table-cell>
          <table:table-cell table:formula="of:=[.A5]&amp;&quot;:&quot;&amp;[.B5]" office:value-type="string" office:string-value="1003:If executed at limit price, this order would result in a larger than allowable position size." calcext:value-type="string">
            <text:p>1003:If executed at limit price, this order would result in a larger than allowable position size.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uy to open order type is incompatible with portfolio short position in this security.</text:p>
          </table:table-cell>
          <table:table-cell table:formula="of:=[.A6]&amp;&quot;:&quot;&amp;[.B6]" office:value-type="string" office:string-value="1004:Buy to open order type is incompatible with portfolio short position in this security." calcext:value-type="string">
            <text:p>1004:Buy to open order type is incompatible with portfolio short position in this security.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uy to close order type does not apply due to portfolio is not short this security.</text:p>
          </table:table-cell>
          <table:table-cell table:formula="of:=[.A7]&amp;&quot;:&quot;&amp;[.B7]" office:value-type="string" office:string-value="1005:Buy to close order type does not apply due to portfolio is not short this security." calcext:value-type="string">
            <text:p>1005:Buy to close order type does not apply due to portfolio is not short this security.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ell to open order type is incompatible with portfolio long position in this security.</text:p>
          </table:table-cell>
          <table:table-cell table:formula="of:=[.A8]&amp;&quot;:&quot;&amp;[.B8]" office:value-type="string" office:string-value="1006:Sell to open order type is incompatible with portfolio long position in this security." calcext:value-type="string">
            <text:p>1006:Sell to open order type is incompatible with portfolio long position in this security.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ell to close order type does not apply due to portfolio is not long this security.</text:p>
          </table:table-cell>
          <table:table-cell table:formula="of:=[.A9]&amp;&quot;:&quot;&amp;[.B9]" office:value-type="string" office:string-value="1007:Sell to close order type does not apply due to portfolio is not long this security." calcext:value-type="string">
            <text:p>1007:Sell to close order type does not apply due to portfolio is not long this security.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Order Saved.</text:p>
          </table:table-cell>
          <table:table-cell table:formula="of:=[.A10]&amp;&quot;:&quot;&amp;[.B10]" office:value-type="string" office:string-value="1008:Order Saved." calcext:value-type="string">
            <text:p>1008:Order Saved.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Order Qty (or Execution count) must be a number &gt; 0. Designate order direction by the type of order</text:p>
          </table:table-cell>
          <table:table-cell table:formula="of:=[.A11]&amp;&quot;:&quot;&amp;[.B11]" office:value-type="string" office:string-value="1009:Order Qty (or Execution count) must be a number &gt; 0. Designate order direction by the type of order" calcext:value-type="string">
            <text:p>1009:Order Qty (or Execution count) must be a number &gt; 0. Designate order direction by the type of order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Insufficient Funds to execute order or trade.</text:p>
          </table:table-cell>
          <table:table-cell table:formula="of:=[.A12]&amp;&quot;:&quot;&amp;[.B12]" office:value-type="string" office:string-value="1010:Insufficient Funds to execute order or trade." calcext:value-type="string">
            <text:p>1010:Insufficient Funds to execute order or trad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17:57:28.691008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7:37:27.031780600</meta:creation-date>
    <dc:date>2016-02-28T10:07:02.801705816</dc:date>
    <meta:editing-duration>PT16H8M40S</meta:editing-duration>
    <meta:editing-cycles>5</meta:editing-cycles>
    <meta:generator>LibreOffice/4.2.8.2$Linux_X86_64 LibreOffice_project/420m0$Build-2</meta:generator>
    <meta:document-statistic meta:table-count="1" meta:cell-count="33" meta:object-count="0"/>
  </office:meta>
</office:document-meta>
</file>